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308166"/>
    </style:style>
    <style:style style:name="P2" style:family="paragraph" style:parent-style-name="Footer">
      <style:paragraph-properties fo:text-align="center" style:justify-single-word="false"/>
      <style:text-properties officeooo:paragraph-rsid="003b28a0"/>
    </style:style>
    <style:style style:name="P3" style:family="paragraph" style:parent-style-name="Text_20_body">
      <style:text-properties officeooo:rsid="004723f9" officeooo:paragraph-rsid="004f5e73"/>
    </style:style>
    <style:style style:name="P4" style:family="paragraph" style:parent-style-name="Text_20_body">
      <style:text-properties officeooo:rsid="00530bb0" officeooo:paragraph-rsid="005444bd"/>
    </style:style>
    <style:style style:name="P5" style:family="paragraph" style:parent-style-name="Text_20_body">
      <style:text-properties officeooo:rsid="005576f7" officeooo:paragraph-rsid="005576f7"/>
    </style:style>
    <style:style style:name="P6" style:family="paragraph" style:parent-style-name="Text_20_body">
      <style:text-properties officeooo:rsid="0055b9c4" officeooo:paragraph-rsid="0055b9c4"/>
    </style:style>
    <style:style style:name="P7" style:family="paragraph" style:parent-style-name="Text_20_body">
      <style:text-properties officeooo:rsid="0056f6f4" officeooo:paragraph-rsid="0056f6f4"/>
    </style:style>
    <style:style style:name="P8" style:family="paragraph" style:parent-style-name="Title">
      <style:text-properties officeooo:rsid="004723f9" officeooo:paragraph-rsid="004723f9"/>
    </style:style>
    <style:style style:name="P9" style:family="paragraph" style:parent-style-name="Heading_20_2">
      <style:text-properties officeooo:rsid="004db008"/>
    </style:style>
    <style:style style:name="P10" style:family="paragraph" style:parent-style-name="Heading_20_2">
      <style:text-properties officeooo:paragraph-rsid="0056f94c"/>
    </style:style>
    <style:style style:name="P11" style:family="paragraph" style:parent-style-name="Heading_20_2">
      <style:text-properties officeooo:rsid="0056f94c" officeooo:paragraph-rsid="0056f94c"/>
    </style:style>
    <style:style style:name="P12" style:family="paragraph" style:parent-style-name="Heading_20_3">
      <style:text-properties officeooo:rsid="004a1bc6" officeooo:paragraph-rsid="004f5e73"/>
    </style:style>
    <style:style style:name="P13" style:family="paragraph" style:parent-style-name="Text_20_body">
      <style:paragraph-properties fo:text-align="center" style:justify-single-word="false"/>
      <style:text-properties style:text-position="0% 100%" officeooo:rsid="00488075" officeooo:paragraph-rsid="00488075"/>
    </style:style>
    <style:style style:name="P14" style:family="paragraph" style:parent-style-name="Text_20_body">
      <style:text-properties officeooo:rsid="0056f94c" officeooo:paragraph-rsid="0056f94c"/>
    </style:style>
    <style:style style:name="P15" style:family="paragraph" style:parent-style-name="Text_20_body">
      <style:text-properties officeooo:rsid="004a1bc6" officeooo:paragraph-rsid="0056f6f4"/>
    </style:style>
    <style:style style:name="P16" style:family="paragraph" style:parent-style-name="Text_20_body" style:list-style-name="L1">
      <style:text-properties officeooo:rsid="005649e2" officeooo:paragraph-rsid="005649e2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4f5e73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4f5e73"/>
    </style:style>
    <style:style style:name="T5" style:family="text">
      <style:text-properties style:text-position="0% 100%" officeooo:rsid="005444bd"/>
    </style:style>
    <style:style style:name="T6" style:family="text">
      <style:text-properties style:text-position="0% 100%" officeooo:rsid="005576f7"/>
    </style:style>
    <style:style style:name="T7" style:family="text">
      <style:text-properties style:text-position="0% 100%" officeooo:rsid="005649e2"/>
    </style:style>
    <style:style style:name="T8" style:family="text">
      <style:text-properties fo:font-weight="bold" officeooo:rsid="004f5e73" style:font-weight-asian="bold" style:font-weight-complex="bold"/>
    </style:style>
    <style:style style:name="T9" style:family="text">
      <style:text-properties officeooo:rsid="004f5e73"/>
    </style:style>
    <style:style style:name="T10" style:family="text">
      <style:text-properties officeooo:rsid="005444bd"/>
    </style:style>
    <style:style style:name="T11" style:family="text">
      <style:text-properties officeooo:rsid="005576f7"/>
    </style:style>
    <style:style style:name="T12" style:family="text">
      <style:text-properties officeooo:rsid="005649e2"/>
    </style:style>
    <style:style style:name="T13" style:family="text">
      <style:text-properties officeooo:rsid="0056f94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uerpo">
        <text:section text:style-name="Sect1" text:name="contenidoizquierdo">
          <text:p text:style-name="P8">Guía para el <text:span text:style-name="T13">usuario de Solanum</text:span></text:p>
          <text:h text:style-name="P9" text:outline-level="2">Introducción</text:h>
          <text:p text:style-name="P14"><text:span text:style-name="T4">E</text:span><text:span text:style-name="T3">n este documento se encuentra la información de como usar Solanum.</text:span></text:p>
          <text:h text:style-name="Heading_20_2" text:outline-level="2">Numeración de las partes de las parcelas</text:h>
          <text:p text:style-name="P3"><text:span text:style-name="T9">La división de parcelas tiene dos estados, el primario que divide la parcela en trozos de </text:span><text:span text:style-name="T8">1</text:span><text:span text:style-name="T9">m</text:span><text:span text:style-name="T2">2 </text:span><text:span text:style-name="T9">y el secundario que divide este ultimo en 9 partes es decir </text:span><text:span text:style-name="T8">0,111</text:span><text:span text:style-name="T9"> m². Con 3 caracteres se identifica cada parte</text:span></text:p>
          <text:h text:style-name="P10" text:outline-level="2">Abrir</text:h>
          <text:h text:style-name="P10" text:outline-level="2"><text:span text:style-name="T13">Crear</text:span></text:h>
          <text:h text:style-name="P11" text:outline-level="2">Editar</text:h>
          <text:h text:style-name="P10" text:outline-level="2"><text:span text:style-name="T13">Importar modelo.</text:span></text:h>
          <text:h text:style-name="Heading_20_2" text:outline-level="2">Guardar los cambios.</text:h>
          <text:h text:style-name="P10" text:outline-level="2">Exportar <text:span text:style-name="T13">modelo.</text:span></text:h>
          <text:h text:style-name="Heading_20_2" text:outline-level="2"><text:span text:style-name="T13">Imprimir i</text:span>n<text:span text:style-name="T12">f</text:span>ormes.</text:h>
          <text:list xml:id="list627770460539229092" text:style-name="L1">
            <text:list-item>
              <text:p text:style-name="P16">Lista de plántulas (plantines)</text:p>
            </text:list-item>
            <text:list-item>
              <text:p text:style-name="P16">Lista de tareas para la semana</text:p>
            </text:list-item>
            <text:list-item>
              <text:p text:style-name="P16">Lista de cosas que se pueden cosechar</text:p>
            </text:list-item>
            <text:list-item>
              <text:p text:style-name="P16">Lista de materiales a comprar.</text:p>
            </text:list-item>
          </text:list>
          <text:h text:style-name="P11" text:outline-level="2">Comunicarse con el terreno.</text:h>
          <text:h text:style-name="Heading_20_2" text:outline-level="2">Abrir y cerrar las <text:span text:style-name="T13">válvulas</text:span> de riego.</text:h>
          <text:p text:style-name="P14"/>
          <text:p text:style-name="P15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top="0cm" fo:margin-bottom="0.101cm" loext:contextual-spacing="false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Bold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font-name="Liberation Serif2" fo:font-family="'Liberation Serif'" style:font-style-name="Regular" style:font-family-generic="roman" style:font-pitch="variable" fo:font-size="13pt" fo:language="es" fo:country="ES" officeooo:rsid="004f5e73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loext:graphic-properties draw:fill="solid" draw:fill-color="#ffcc00" draw:opacity="100%"/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fo:background-color="#ffcc00" fo:padding="0.049cm" fo:border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22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Bold" style:font-family-generic="roman" style:font-pitch="variable" fo:font-size="20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>
        <style:tab-stops/>
      </style:paragraph-properties>
      <style:text-properties fo:color="#000000" style:font-name="Liberation Serif1" fo:font-family="'Liberation Serif'" style:font-style-name="Bold" style:font-family-generic="roman" style:font-pitch="variable" fo:font-size="18pt" fo:font-weight="bold" style:font-size-asian="14pt" style:font-weight-asian="bold" style:font-size-complex="14pt" style:font-weight-complex="normal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Liberation Serif2" fo:font-family="'Liberation Serif'" style:font-style-name="Regular" style:font-family-generic="roman" style:font-pitch="variable"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cm" fo:text-indent="0cm" style:auto-text-indent="false" style:page-number="auto" text:number-lines="false" text:line-number="0"/>
      <style:text-properties style:font-name="Liberation Serif2" fo:font-family="'Liberation Serif'" style:font-style-name="Regular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padding="0cm" fo:border="none" style:shadow="none" text:number-lines="false" text:line-number="0">
        <style:tab-stops/>
      </style:paragraph-properties>
      <style:text-properties fo:font-weight="normal" style:font-size-asian="10.5pt" style:font-weight-asian="bold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opacity="100%"/>
      <style:paragraph-properties fo:margin-top="0cm" fo:margin-bottom="0.101cm" loext:contextual-spacing="true" style:page-number="auto" fo:background-color="#eeeeee" fo:padding="0.049cm" fo:border="0.06pt solid #000000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1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3" fo:font-family="'Liberation Serif'" style:font-style-name="Bold Italic" style:font-family-generic="roman" style:font-pitch="variable" fo:font-size="12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80%" fo:font-weight="bold" style:font-size-asian="80%" style:font-weight-asian="bold" style:font-size-complex="80%" style:font-weight-complex="normal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08166"/>
    </style:style>
    <style:style style:name="MP2" style:family="paragraph" style:parent-style-name="Footer">
      <style:paragraph-properties fo:text-align="center" style:justify-single-word="false"/>
      <style:text-properties officeooo:paragraph-rsid="003b28a0"/>
    </style:style>
    <style:page-layout style:name="Mpm1" style:page-usage="mirrored">
      <style:page-layout-properties fo:page-width="21.001cm" fo:page-height="29.7cm" style:num-format="1" style:print-orientation="portrait" fo:margin-top="0.42cm" fo:margin-bottom="0.42cm" fo:margin-left="0.96cm" fo:margin-right="0.4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4">
      <number:year number:style="long"/>
      <number:text>-</number:text>
      <number:month number:style="long"/>
      <number:text>-</number:text>
      <number:day number:style="long"/>
      <number:text>[</number:text>
      <number:hours number:style="long"/>
      <number:text>:</number:text>
      <number:minutes number:style="long"/>
      <number:text>:</number:text>
      <number:seconds number:style="long"/>
      <number:text>]</number:text>
    </number:date-style>
  </office:automatic-styles>
  <office:master-styles>
    <style:master-page style:name="Standard" style:page-layout-name="Mpm1">
      <style:footer>
        <text:p text:style-name="MP1"><text:page-number text:select-page="current">3</text:page-number>:<text:page-count>1</text:page-count> </text:p>
      </style:footer>
      <style:footer-first>
        <text:p text:style-name="MP2"><text:file-name text:display="name">solanum-usr</text:file-name> ~ v<text:editing-cycles>13</text:editing-cycles> ~ <text:time style:data-style-name="N104" text:time-value="2017-02-02T12:20:35.838680597">2017-02-02[12:20:36]</text:time></text:p>
      </style:footer-first>
      <style:footer-left>
        <text:p text:style-name="Footer"><text:page-number text:select-page="current">2</text:page-number>:<text:page-count>1</text:page-count></text:p>
      </style:footer-left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0:32:44.684302935</meta:creation-date>
    <dc:title>learning</dc:title>
    <meta:editing-duration>PT1H8M21S</meta:editing-duration>
    <meta:editing-cycles>13</meta:editing-cycles>
    <meta:generator>LibreOffice/5.1.4.2$Linux_X86_64 LibreOffice_project/10m0$Build-2</meta:generator>
    <dc:date>2017-02-02T12:20:35.785456998</dc:date>
    <meta:document-statistic meta:table-count="0" meta:image-count="0" meta:object-count="0" meta:page-count="1" meta:paragraph-count="21" meta:word-count="121" meta:character-count="683" meta:non-whitespace-character-count="588"/>
    <meta:template xlink:type="simple" xlink:actuate="onRequest" xlink:title="learning" xlink:href="../../../.config/libreoffice/4/user/template/learning.ott" meta:date="2017-02-02T10:32:44.034970939"/>
  </office:meta>
</office:document-meta>
</file>